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2.294cm" draw:shadow="hidden" draw:shadow-offset-x="0.141cm" draw:shadow-offset-y="0.141cm" draw:shadow-color="#cccccc" draw:shadow-opacity="45%"/>
    </style:style>
    <style:style style:name="gr2" style:family="graphic" style:parent-style-name="objectwithoutfill">
      <style:graphic-properties draw:marker-end="Arrow" draw:marker-end-width="0.3cm" draw:fill="none" draw:textarea-vertical-align="middle" draw:shadow="hidden" draw:shadow-offset-x="0.141cm" draw:shadow-offset-y="0.141cm" draw:shadow-color="#cccccc" draw:shadow-opacity="45%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1.528cm" fo:min-width="2.294cm" draw:shadow="hidden" draw:shadow-offset-x="0.141cm" draw:shadow-offset-y="0.141cm" draw:shadow-color="#cccccc" draw:shadow-opacity="45%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0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0.535cm"/>
    </style:style>
    <style:style style:name="gr7" style:family="graphic" style:parent-style-name="standard">
      <style:graphic-properties draw:stroke="dash" draw:stroke-dash="Fine_20_Dashed" svg:stroke-color="#000000" svg:stroke-opacity="100%" draw:fill-color="#b2b2b2" draw:textarea-horizontal-align="justify" draw:textarea-vertical-align="middle" draw:auto-grow-height="false" fo:min-height="4.632cm" fo:min-width="5.055cm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1.02cm" fo:min-width="2.294cm" draw:shadow="hidden" draw:shadow-offset-x="0.141cm" draw:shadow-offset-y="0.141cm" draw:shadow-color="#cccccc" draw:shadow-opacity="45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405cm"/>
    </style:style>
    <style:style style:name="gr10" style:family="graphic" style:parent-style-name="standard">
      <style:graphic-properties draw:stroke="dash" draw:stroke-dash="Fine_20_Dashed" svg:stroke-width="0.035cm" svg:stroke-color="#000000" draw:marker-start="" draw:marker-start-width="0.252cm" draw:marker-end="Arrow" draw:marker-end-width="0.252cm" draw:textarea-vertical-align="middle" fo:padding-top="0.142cm" fo:padding-bottom="0.142cm" fo:padding-left="0.267cm" fo:padding-right="0.267cm" draw:shadow-offset-x="0.203cm" draw:shadow-offset-y="0.2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9cm" fo:min-width="0cm"/>
    </style:style>
    <style:style style:name="gr12" style:family="graphic" style:parent-style-name="standard">
      <style:graphic-properties svg:stroke-width="0.035cm" svg:stroke-color="#000000" draw:marker-start="Arrow" draw:marker-start-width="0.252cm" draw:marker-end-width="0.252cm" draw:textarea-vertical-align="top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2.2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gr15" style:family="graphic" style:parent-style-name="standard">
      <style:graphic-properties svg:stroke-width="0.035cm" svg:stroke-color="#000000" draw:marker-start-width="0.252cm" draw:marker-end="Arrow" draw:marker-end-width="0.254cm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14cm"/>
    </style:style>
    <style:style style:name="gr18" style:family="graphic" style:parent-style-name="standard">
      <style:graphic-properties svg:stroke-width="0.035cm" svg:stroke-color="#000000" draw:marker-start="Arrow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draw:stroke="dash" draw:stroke-dash="Fine_20_Dashed" svg:stroke-width="0.035cm" draw:marker-start-width="0.252cm" draw:marker-end="Arrow" draw:marker-end-width="0.254cm" draw:fill="none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draw:stroke="dash" draw:stroke-dash="_32__20_Dots_20_1_20_Dash" svg:stroke-width="0.053cm" draw:marker-start-width="0.279cm" draw:marker-end="Arrow" draw:marker-end-width="0.281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22" style:family="graphic" style:parent-style-name="objectwithoutfill">
      <style:graphic-properties svg:stroke-width="0.035cm" draw:marker-start-width="0.252cm" draw:marker-end="Arrow" draw:marker-end-width="0.254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42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899cm"/>
    </style:style>
    <style:style style:name="gr25" style:family="graphic" style:parent-style-name="objectwithoutfill">
      <style:graphic-properties svg:stroke-width="0.035cm" draw:marker-start="Arrow" draw:marker-start-width="0.252cm" draw:marker-end="Arrow" draw:marker-end-width="0.254cm" draw:fill="none" draw:textarea-vertical-align="middle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35cm" draw:marker-start-width="0.252cm" draw:marker-end="Arrow" draw:marker-end-width="0.254cm" draw:fill="none" draw:textarea-vertical-align="top" fo:padding-top="0.142cm" fo:padding-bottom="0.142cm" fo:padding-left="0.267cm" fo:padding-right="0.267cm"/>
    </style:style>
    <style:style style:name="gr27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fo:min-height="1.02cm" fo:min-width="1.858cm"/>
    </style:style>
    <style:style style:name="gr28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fo:min-height="0.766cm" fo:min-width="1.786cm"/>
    </style:style>
    <style:style style:name="gr29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fo:min-height="0.766cm" fo:min-width="2.04cm"/>
    </style:style>
    <style:style style:name="gr30" style:family="graphic" style:parent-style-name="objectwithoutfill">
      <style:graphic-properties svg:stroke-width="0.035cm" draw:marker-start-width="0.252cm" draw:marker-end="Arrow" draw:marker-end-width="0.254cm" draw:fill="none" draw:textarea-vertical-align="bottom" fo:padding-top="0.142cm" fo:padding-bottom="0.142cm" fo:padding-left="0.267cm" fo:padding-right="0.267cm"/>
    </style:style>
    <style:style style:name="gr31" style:family="graphic" style:parent-style-name="objectwithoutfill">
      <style:graphic-properties draw:stroke="dash" draw:stroke-dash="Fine_20_Dashed" svg:stroke-width="0.035cm" draw:marker-start-width="0.252cm" draw:marker-end="Arrow" draw:marker-end-width="0.254cm" draw:fill="none" draw:textarea-vertical-align="bottom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4" style:family="graphic" style:parent-style-name="objectwithoutfill">
      <style:graphic-properties draw:stroke="solid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draw:stroke="dash" draw:stroke-dash="_32__20_Dots_20_1_20_Dash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stroke="dash" draw:stroke-dash="Fine_20_Dashed" svg:stroke-color="#000000" svg:stroke-opacity="100%" draw:fill-color="#b2b2b2" draw:textarea-horizontal-align="justify" draw:textarea-vertical-align="middle" draw:auto-grow-height="false" fo:min-height="4.632cm" fo:min-width="5.05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504cm"/>
    </style:style>
    <style:style style:name="gr38" style:family="graphic" style:parent-style-name="standard">
      <style:graphic-properties svg:stroke-width="0.035cm" svg:stroke-color="#000000" draw:marker-start="Arrow" draw:marker-start-width="0.252cm" draw:marker-end-width="0.252cm" draw:textarea-vertical-align="middle" fo:padding-top="0.142cm" fo:padding-bottom="0.142cm" fo:padding-left="0.267cm" fo:padding-right="0.267cm"/>
    </style:style>
    <style:style style:name="gr39" style:family="graphic" style:parent-style-name="standard">
      <style:graphic-properties svg:stroke-width="0.035cm" svg:stroke-color="#000000" draw:marker-start-width="0.252cm" draw:marker-end="Arrow" draw:marker-end-width="0.356cm" draw:textarea-vertical-align="middle" fo:padding-top="0.142cm" fo:padding-bottom="0.142cm" fo:padding-left="0.267cm" fo:padding-right="0.267cm"/>
    </style:style>
    <style:style style:name="gr40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325cm"/>
    </style:style>
    <style:style style:name="gr42" style:family="graphic" style:parent-style-name="objectwithoutfill">
      <style:graphic-properties draw:stroke="dash" draw:stroke-dash="_32__20_Dots_20_1_20_Dash" svg:stroke-width="0.035cm" draw:marker-start-width="0.252cm" draw:marker-end="Arrow" draw:marker-end-width="0.254cm" draw:fill="none" draw:textarea-vertical-align="middle" fo:padding-top="0.142cm" fo:padding-bottom="0.142cm" fo:padding-left="0.267cm" fo:padding-right="0.267cm"/>
    </style:style>
    <style:style style:name="gr43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fo:min-height="1.02cm" fo:min-width="2.421cm"/>
    </style:style>
    <style:style style:name="gr44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fo:min-height="1.02cm" fo:min-width="2.667cm"/>
    </style:style>
    <style:style style:name="gr45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fo:min-height="1.02cm" fo:min-width="2.04cm"/>
    </style:style>
    <style:style style:name="gr46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fo:min-height="1.02cm" fo:min-width="2.29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48" style:family="graphic" style:parent-style-name="objectwithoutfill">
      <style:graphic-properties draw:stroke="dash" draw:stroke-dash="_32__20_Dots_20_1_20_Dash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="none"/>
      <style:paragraph-properties fo:text-align="center"/>
      <style:text-properties fo:font-size="11pt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-color="#b2b2b2"/>
      <style:paragraph-properties fo:margin-top="0cm" fo:margin-bottom="0cm" fo:text-align="center"/>
      <style:text-properties fo:font-size="12pt" style:font-size-asian="12pt" style:font-size-complex="12pt"/>
    </style:style>
    <style:style style:name="P6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fo:font-size="11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line-height="100%" fo:text-align="center"/>
      <style:text-properties fo:font-size="11pt" fo:background-color="#ffffff" style:font-size-asian="11pt" style:font-size-complex="11pt"/>
    </style:style>
    <style:style style:name="P10" style:family="paragraph">
      <style:paragraph-properties fo:text-align="center">
        <style:tab-stops/>
      </style:paragraph-properties>
    </style:style>
    <style:style style:name="P11" style:family="paragraph">
      <loext:graphic-properties draw:fill="none" draw:fill-color="#ffffff"/>
      <style:paragraph-properties fo:text-align="center">
        <style:tab-stops/>
      </style:paragraph-properties>
      <style:text-properties fo:font-size="11pt" style:font-size-asian="12pt" style:font-size-complex="12pt"/>
    </style:style>
    <style:style style:name="P12" style:family="paragraph">
      <style:paragraph-properties fo:text-align="center"/>
      <style:text-properties fo:font-size="11pt" fo:background-color="#ffffff" style:font-size-asian="11pt" style:font-size-complex="11pt"/>
    </style:style>
    <style:style style:name="P13" style:family="paragraph">
      <style:paragraph-properties fo:margin-left="0cm" fo:margin-right="1.118cm" fo:text-align="center" fo:text-indent="0cm"/>
    </style:style>
    <style:style style:name="P14" style:family="paragraph">
      <style:paragraph-properties fo:margin-left="0cm" fo:margin-right="1.067cm" fo:text-align="center" fo:text-indent="0cm"/>
    </style:style>
    <style:style style:name="P15" style:family="paragraph">
      <style:paragraph-properties fo:margin-left="1.626cm" fo:margin-right="0cm" fo:text-align="center" fo:text-indent="0cm"/>
    </style:style>
    <style:style style:name="P16" style:family="paragraph">
      <loext:graphic-properties draw:fill="none"/>
      <style:paragraph-properties fo:text-align="center"/>
      <style:text-properties fo:font-size="11pt" fo:background-color="#ffffff" style:font-size-asian="11pt" style:font-size-complex="11pt"/>
    </style:style>
    <style:style style:name="P17" style:family="paragraph">
      <style:paragraph-properties fo:margin-left="0cm" fo:margin-right="0.559cm" fo:text-align="center" fo:text-indent="0cm"/>
    </style:style>
    <style:style style:name="P18" style:family="paragraph">
      <style:paragraph-properties fo:margin-top="0cm" fo:margin-bottom="0cm" fo:text-align="center"/>
    </style:style>
    <style:style style:name="P19" style:family="paragraph">
      <style:paragraph-properties fo:margin-left="0cm" fo:margin-right="1.016cm" fo:text-align="center" fo:text-indent="0cm"/>
    </style:style>
    <style:style style:name="P20" style:family="paragraph">
      <style:paragraph-properties fo:margin-left="0cm" fo:margin-right="0.508cm" fo:text-align="center" fo:text-indent="0cm"/>
    </style:style>
    <style:style style:name="P21" style:family="paragraph">
      <style:paragraph-properties fo:margin-left="0cm" fo:margin-right="0.914cm" fo:margin-top="0cm" fo:margin-bottom="0cm" fo:text-align="center" fo:text-indent="0cm"/>
    </style:style>
    <style:style style:name="P22" style:family="paragraph">
      <loext:graphic-properties draw:fill="none"/>
      <style:paragraph-properties fo:margin-left="0cm" fo:margin-right="0cm" fo:text-align="center" fo:text-indent="0cm"/>
      <style:text-properties fo:font-size="11pt" fo:background-color="#ffffff" style:font-size-asian="11pt" style:font-size-complex="11pt"/>
    </style:style>
    <style:style style:name="P23" style:family="paragraph">
      <style:paragraph-properties fo:margin-left="0.559cm" fo:margin-right="0cm" fo:text-align="center" fo:text-indent="0cm"/>
    </style:style>
    <style:style style:name="P24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25" style:family="paragraph">
      <style:paragraph-properties fo:margin-left="0cm" fo:margin-right="2.388cm" fo:text-align="center" fo:text-indent="0cm"/>
    </style:style>
    <style:style style:name="P26" style:family="paragraph">
      <style:paragraph-properties fo:margin-left="0cm" fo:margin-right="1.829cm" fo:text-align="center" fo:text-indent="0cm"/>
    </style:style>
    <style:style style:name="P27" style:family="paragraph">
      <style:paragraph-properties fo:margin-left="0.152cm" fo:margin-right="0cm" fo:text-align="center" fo:text-indent="0cm"/>
    </style:style>
    <style:style style:name="P28" style:family="paragraph">
      <style:paragraph-properties fo:margin-left="2.491cm" fo:margin-right="0cm" fo:text-align="center" fo:text-indent="0cm"/>
    </style:style>
    <style:style style:name="P29" style:family="paragraph">
      <style:paragraph-properties fo:margin-left="0.457cm" fo:margin-right="0cm" fo:text-align="center" fo:text-indent="0cm"/>
    </style:style>
    <style:style style:name="P30" style:family="paragraph">
      <style:paragraph-properties fo:text-align="start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paragraph-properties fo:text-align="start"/>
      <style:text-properties fo:font-size="11pt" style:font-size-asian="11pt" style:font-size-complex="11pt"/>
    </style:style>
    <style:style style:name="P32" style:family="paragraph">
      <loext:graphic-properties draw:fill="none"/>
      <style:paragraph-properties fo:text-align="start"/>
    </style:style>
    <style:style style:name="P33" style:family="paragraph">
      <loext:graphic-properties draw:fill-color="#b2b2b2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2pt" style:font-size-complex="12pt"/>
    </style:style>
    <style:style style:name="T5" style:family="text">
      <style:text-properties fo:font-size="11pt" fo:background-color="#ffffff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asternode Sync (Initial)" draw:style-name="dp1" draw:master-page-name="Default">
        <draw:g>
          <draw:g>
            <draw:custom-shape draw:style-name="gr1" draw:text-style-name="P2" xml:id="id1" draw:id="id1" draw:layer="layout" svg:width="2.794cm" svg:height="1.27cm" svg:x="7.347cm" svg:y="4.81cm">
              <text:p text:style-name="P1"><text:span text:style-name="T1">Sporks</text:span></text:p>
              <text:p text:style-name="P1"><text:span text:style-name="T1">(getsporks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" draw:text-style-name="P2" xml:id="id2" draw:id="id2" draw:layer="layout" svg:width="2.794cm" svg:height="1.27cm" svg:x="10.847cm" svg:y="4.789cm">
              <text:p text:style-name="P1"><text:span text:style-name="T1">MN List</text:span></text:p>
              <text:p text:style-name="P1"><text:span text:style-name="T1">(dseg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onnector draw:style-name="gr2" draw:text-style-name="P3" draw:layer="layout" svg:x1="10.141cm" svg:y1="5.445cm" svg:x2="10.847cm" svg:y2="5.424cm" draw:start-shape="id1" draw:start-glue-point="7" draw:end-shape="id2" draw:end-glue-point="5" svg:d="M10141 5445h354v-21h352" svg:viewBox="0 0 707 22">
              <text:p/>
            </draw:connector>
            <draw:custom-shape draw:style-name="gr1" draw:text-style-name="P2" xml:id="id3" draw:id="id3" draw:layer="layout" svg:width="2.794cm" svg:height="1.27cm" svg:x="14.311cm" svg:y="4.789cm">
              <text:p text:style-name="P1"><text:span text:style-name="T1">MN Payments</text:span></text:p>
              <text:p text:style-name="P1"><text:span text:style-name="T1">(mnget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" draw:text-style-name="P2" xml:id="id6" draw:id="id6" draw:layer="layout" svg:width="2.794cm" svg:height="1.27cm" svg:x="17.799cm" svg:y="4.789cm">
              <text:p text:style-name="P1"><text:span text:style-name="T1">MN Payments</text:span></text:p>
              <text:p text:style-name="P1"><text:span text:style-name="T1">(mnget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onnector draw:style-name="gr2" draw:text-style-name="P3" draw:layer="layout" svg:x1="13.641cm" svg:y1="5.424cm" svg:x2="14.311cm" svg:y2="5.424cm" draw:start-shape="id2" draw:start-glue-point="7" draw:end-shape="id3" draw:end-glue-point="5" svg:d="M13641 5424h670" svg:viewBox="0 0 671 1">
              <text:p/>
            </draw:connector>
            <draw:custom-shape draw:style-name="gr3" draw:text-style-name="P2" xml:id="id4" draw:id="id4" draw:layer="layout" svg:width="2.794cm" svg:height="1.778cm" svg:x="10.847cm" svg:y="7.35cm">
              <text:p text:style-name="P1"><text:span text:style-name="T1">Governance</text:span></text:p>
              <text:p text:style-name="P1"><text:span text:style-name="T1"><text:s/></text:span><text:span text:style-name="T1">Objects</text:span></text:p>
              <text:p text:style-name="P1"><text:span text:style-name="T1">(govsync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" draw:text-style-name="P2" xml:id="id5" draw:id="id5" draw:layer="layout" svg:width="2.794cm" svg:height="1.778cm" svg:x="14.311cm" svg:y="7.323cm">
              <text:p text:style-name="P1"><text:span text:style-name="T1">Governance</text:span></text:p>
              <text:p text:style-name="P1"><text:span text:style-name="T1"><text:s/></text:span><text:span text:style-name="T1">Votes</text:span></text:p>
              <text:p text:style-name="P1"><text:span text:style-name="T1">(govsync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onnector draw:style-name="gr4" draw:text-style-name="P3" draw:layer="layout" svg:x1="13.641cm" svg:y1="8.239cm" svg:x2="14.311cm" svg:y2="8.212cm" draw:start-shape="id4" draw:start-glue-point="7" draw:end-shape="id5" draw:end-glue-point="5" svg:d="M13641 8239h336v-27h334" svg:viewBox="0 0 671 28">
              <text:p/>
            </draw:connector>
            <draw:connector draw:style-name="gr4" draw:text-style-name="P3" draw:layer="layout" svg:x1="19.196cm" svg:y1="6.059cm" svg:x2="12.244cm" svg:y2="7.35cm" draw:start-shape="id6" draw:start-glue-point="2" draw:end-shape="id4" draw:end-glue-point="4" svg:d="M19196 6059v646h-6952v645" svg:viewBox="0 0 6953 1292">
              <text:p/>
            </draw:connector>
            <draw:connector draw:style-name="gr4" draw:text-style-name="P3" draw:layer="layout" svg:x1="17.105cm" svg:y1="5.424cm" svg:x2="17.799cm" svg:y2="5.424cm" draw:start-shape="id3" draw:start-glue-point="1" draw:end-shape="id6" draw:end-glue-point="5" svg:d="M17105 5424h694" svg:viewBox="0 0 695 1">
              <text:p/>
            </draw:connector>
          </draw:g>
          <draw:frame draw:style-name="gr5" draw:text-style-name="P4" draw:layer="layout" svg:width="9.502cm" svg:height="0.878cm" svg:x="9.219cm" svg:y="3.34cm">
            <draw:text-box>
              <text:p><text:span text:style-name="T2">Mastern</text:span><text:span text:style-name="T2">ode </text:span><text:span text:style-name="T2">Synchro</text:span><text:span text:style-name="T2">nization </text:span><text:span text:style-name="T2">(Initial)</text:span></text:p>
            </draw:text-box>
          </draw:frame>
        </draw:g>
      </draw:page>
      <draw:page draw:name="Masternode Sync (Ongoing)" draw:style-name="dp1" draw:master-page-name="Default">
        <draw:frame draw:style-name="gr6" draw:text-style-name="P4" draw:layer="layout" svg:width="11.035cm" svg:height="0.878cm" svg:x="8.453cm" svg:y="4.205cm">
          <draw:text-box>
            <text:p><text:span text:style-name="T2">Mastern</text:span><text:span text:style-name="T2">ode </text:span><text:span text:style-name="T2">Synchro</text:span><text:span text:style-name="T2">nization </text:span><text:span text:style-name="T2">(Ongoin</text:span><text:span text:style-name="T2">g)</text:span></text:p>
          </draw:text-box>
        </draw:frame>
        <draw:custom-shape draw:style-name="gr7" draw:text-style-name="P5" draw:layer="layout" svg:width="7.855cm" svg:height="6.904cm" svg:x="9.462cm" svg:y="7.385cm">
          <text:p text:style-name="P18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7" draw:id="id7" draw:layer="layout" svg:width="2.794cm" svg:height="1.27cm" svg:x="9.97cm" svg:y="9.509cm">
          <text:p text:style-name="P1"><text:span text:style-name="T3">Masternode</text:span></text:p>
          <text:p text:style-name="P1"><text:span text:style-name="T3">Pay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11" draw:id="id11" draw:layer="layout" svg:width="2.794cm" svg:height="1.27cm" svg:x="14.023cm" svg:y="9.509cm">
          <text:p text:style-name="P1"><text:span text:style-name="T3">Masternode</text:span></text:p>
          <text:p text:style-name="P1"><text:span text:style-name="T3">Li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21" draw:id="id21" draw:layer="layout" svg:width="2.794cm" svg:height="1.27cm" svg:x="12.002cm" svg:y="12.43cm">
          <text:p text:style-name="P1"><text:span text:style-name="T3">Governa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7" xml:id="id8" draw:id="id8" draw:layer="layout" svg:width="2.039cm" svg:height="1.115cm" svg:x="5.51cm" svg:y="9.559cm">
          <draw:text-box>
            <text:p text:style-name="P1"><text:span text:style-name="T4">Payment</text:span></text:p>
            <text:p text:style-name="P1"><text:span text:style-name="T4">Votes</text:span></text:p>
          </draw:text-box>
        </draw:frame>
        <draw:connector draw:style-name="gr10" draw:text-style-name="P9" draw:layer="layout" draw:type="line" svg:x1="9.97cm" svg:y1="10.144cm" svg:x2="7.549cm" svg:y2="10.116cm" draw:start-shape="id7" draw:end-shape="id8" draw:end-glue-point="1" svg:d="M9970 10144l-2421-28" svg:viewBox="0 0 2422 29">
          <text:p text:style-name="P8"><text:span text:style-name="T5">mnw</text:span></text:p>
          <text:p text:style-name="P8"><text:span text:style-name="T5"/></text:p>
        </draw:connector>
        <draw:frame draw:style-name="gr11" draw:text-style-name="P11" xml:id="id9" draw:id="id9" draw:layer="layout" svg:width="2.106cm" svg:height="1.169cm" svg:x="8.8cm" svg:y="5.8cm">
          <draw:text-box>
            <text:p text:style-name="P10"><text:span text:style-name="T4">Payment</text:span></text:p>
            <text:p text:style-name="P10"><text:span text:style-name="T4">Votes</text:span></text:p>
          </draw:text-box>
        </draw:frame>
        <draw:connector draw:style-name="gr12" draw:text-style-name="P12" draw:layer="layout" draw:type="line" svg:x1="11.367cm" svg:y1="9.509cm" svg:x2="9.853cm" svg:y2="6.969cm" draw:start-shape="id7" draw:start-glue-point="4" draw:end-shape="id9" draw:end-glue-point="2" svg:d="M11367 9509l-1514-2540" svg:viewBox="0 0 1515 2541">
          <text:p text:style-name="P1"><text:span text:style-name="T5">mnw</text:span></text:p>
        </draw:connector>
        <draw:frame draw:style-name="gr13" draw:text-style-name="P7" xml:id="id10" draw:id="id10" draw:layer="layout" svg:width="2.754cm" svg:height="1.547cm" svg:x="15.526cm" svg:y="5.803cm">
          <draw:text-box>
            <text:p text:style-name="P1"><text:span text:style-name="T4">Broadcasts</text:span></text:p>
            <text:p text:style-name="P1"><text:span text:style-name="T4">from</text:span></text:p>
            <text:p text:style-name="P1"><text:span text:style-name="T4">Starting </text:span><text:span text:style-name="T4">MNs</text:span></text:p>
          </draw:text-box>
        </draw:frame>
        <draw:frame draw:style-name="gr14" draw:text-style-name="P7" xml:id="id14" draw:id="id14" draw:layer="layout" svg:width="2.305cm" svg:height="1.547cm" svg:x="20.05cm" svg:y="7.327cm">
          <draw:text-box>
            <text:p text:style-name="P1"><text:span text:style-name="T4">Recurring Ping</text:span></text:p>
            <text:p text:style-name="P1"><text:span text:style-name="T4">(15 min)</text:span></text:p>
          </draw:text-box>
        </draw:frame>
        <draw:connector draw:style-name="gr15" draw:text-style-name="P12" draw:layer="layout" draw:type="line" svg:x1="16.903cm" svg:y1="7.35cm" svg:x2="15.42cm" svg:y2="9.509cm" draw:start-shape="id10" draw:start-glue-point="2" draw:end-shape="id11" draw:end-glue-point="4" svg:d="M16903 7350l-1483 2159" svg:viewBox="0 0 1484 2160">
          <text:p text:style-name="P13"><text:span text:style-name="T5">mn</text:span><text:span text:style-name="T5">b</text:span></text:p>
        </draw:connector>
        <draw:frame draw:style-name="gr16" draw:text-style-name="P7" xml:id="id13" draw:id="id13" draw:layer="layout" svg:width="2.64cm" svg:height="1.115cm" svg:x="19.823cm" svg:y="11.188cm">
          <draw:text-box>
            <text:p text:style-name="P1"><text:span text:style-name="T4">Relayed </text:span><text:span text:style-name="T4">MN</text:span></text:p>
            <text:p text:style-name="P1"><text:span text:style-name="T4">Broadcas</text:span><text:span text:style-name="T4">ts</text:span></text:p>
          </draw:text-box>
        </draw:frame>
        <draw:frame draw:style-name="gr17" draw:text-style-name="P7" xml:id="id15" draw:id="id15" draw:layer="layout" svg:width="2.64cm" svg:height="1.115cm" svg:x="20.177cm" svg:y="9.636cm">
          <draw:text-box>
            <text:p text:style-name="P1"><text:span text:style-name="T4">Relayed </text:span><text:span text:style-name="T4">MN</text:span></text:p>
            <text:p text:style-name="P1"><text:span text:style-name="T4">Pings</text:span></text:p>
          </draw:text-box>
        </draw:frame>
        <draw:frame draw:style-name="gr17" draw:text-style-name="P7" xml:id="id16" draw:id="id16" draw:layer="layout" svg:width="2.64cm" svg:height="1.115cm" svg:x="19.415cm" svg:y="12.585cm">
          <draw:text-box>
            <text:p text:style-name="P1"><text:span text:style-name="T4">Relayed </text:span><text:span text:style-name="T4">MN</text:span></text:p>
            <text:p text:style-name="P1"><text:span text:style-name="T4">Verificati</text:span><text:span text:style-name="T4">ons</text:span></text:p>
          </draw:text-box>
        </draw:frame>
        <draw:frame draw:style-name="gr16" draw:text-style-name="P7" xml:id="id12" draw:id="id12" draw:layer="layout" svg:width="2.145cm" svg:height="1.115cm" svg:x="17.143cm" svg:y="13.827cm">
          <draw:text-box>
            <text:p text:style-name="P1"><text:span text:style-name="T4">MN List</text:span></text:p>
            <text:p text:style-name="P1"><text:span text:style-name="T4">Requests</text:span></text:p>
          </draw:text-box>
        </draw:frame>
        <draw:connector draw:style-name="gr18" draw:text-style-name="P12" draw:layer="layout" draw:type="line" svg:x1="15.42cm" svg:y1="10.779cm" svg:x2="18.215cm" svg:y2="13.827cm" draw:start-shape="id11" draw:start-glue-point="6" draw:end-shape="id12" draw:end-glue-point="0" svg:d="M15420 10779l2795 3048" svg:viewBox="0 0 2796 3049">
          <text:p text:style-name="P14"><text:span text:style-name="T5">d</text:span><text:span text:style-name="T5">s</text:span><text:span text:style-name="T5">e</text:span><text:span text:style-name="T5">g</text:span></text:p>
        </draw:connector>
        <draw:connector draw:style-name="gr19" draw:text-style-name="P16" draw:layer="layout" draw:type="line" svg:x1="16.817cm" svg:y1="10.144cm" svg:x2="19.823cm" svg:y2="11.745cm" draw:start-shape="id11" draw:start-glue-point="7" draw:end-shape="id13" draw:end-glue-point="3" svg:d="M16817 10144l3006 1601" svg:viewBox="0 0 3007 1602">
          <text:p text:style-name="P15"><text:span text:style-name="T5">m</text:span><text:span text:style-name="T5">n</text:span><text:span text:style-name="T5">b</text:span></text:p>
        </draw:connector>
        <draw:connector draw:style-name="gr20" draw:text-style-name="P16" draw:layer="layout" draw:type="line" svg:x1="16.817cm" svg:y1="10.144cm" svg:x2="20.05cm" svg:y2="8.1cm" draw:start-shape="id11" draw:start-glue-point="7" draw:end-shape="id14" draw:end-glue-point="3" svg:d="M16817 10144l3233-2044" svg:viewBox="0 0 3234 2045">
          <text:p text:style-name="P17"><text:span text:style-name="T5">m</text:span><text:span text:style-name="T5">n</text:span><text:span text:style-name="T5">p</text:span></text:p>
          <text:p text:style-name="P1"><text:span text:style-name="T5"/></text:p>
        </draw:connector>
        <draw:connector draw:style-name="gr19" draw:text-style-name="P16" draw:layer="layout" draw:type="line" svg:x1="16.817cm" svg:y1="10.144cm" svg:x2="20.177cm" svg:y2="10.193cm" draw:start-shape="id11" draw:end-shape="id15" svg:d="M16817 10144l3360 49" svg:viewBox="0 0 3361 50">
          <text:p text:style-name="P18"><text:span text:style-name="T5">mnp</text:span></text:p>
          <text:p text:style-name="P18"><text:span text:style-name="T5"/></text:p>
        </draw:connector>
        <draw:connector draw:style-name="gr19" draw:text-style-name="P16" draw:layer="layout" draw:type="line" svg:x1="16.817cm" svg:y1="10.144cm" svg:x2="19.415cm" svg:y2="13.142cm" draw:start-shape="id11" draw:start-glue-point="7" draw:end-shape="id16" svg:d="M16817 10144l2598 2998" svg:viewBox="0 0 2599 2999">
          <text:p text:style-name="P19"><text:span text:style-name="T5">m</text:span><text:span text:style-name="T5">n</text:span><text:span text:style-name="T5">v</text:span></text:p>
        </draw:connector>
        <draw:frame draw:style-name="gr21" draw:text-style-name="P7" xml:id="id17" draw:id="id17" draw:layer="layout" svg:width="2.187cm" svg:height="0.683cm" svg:x="18.78cm" svg:y="6.413cm">
          <draw:text-box>
            <text:p text:style-name="P1"><text:span text:style-name="T4">MN </text:span><text:span text:style-name="T4">Pings</text:span></text:p>
          </draw:text-box>
        </draw:frame>
        <draw:connector draw:style-name="gr22" draw:text-style-name="P16" draw:layer="layout" draw:type="line" svg:x1="19.873cm" svg:y1="7.096cm" svg:x2="15.42cm" svg:y2="9.509cm" draw:start-shape="id17" draw:start-glue-point="2" draw:end-shape="id11" draw:end-glue-point="4" svg:d="M19873 7096l-4453 2413" svg:viewBox="0 0 4454 2414">
          <text:p text:style-name="P20"><text:span text:style-name="T5">mnp</text:span></text:p>
          <text:p text:style-name="P1"><text:span text:style-name="T5"/></text:p>
        </draw:connector>
        <draw:frame draw:style-name="gr23" draw:text-style-name="P11" xml:id="id19" draw:id="id19" draw:layer="layout" svg:width="2.923cm" svg:height="1.115cm" svg:x="5.953cm" svg:y="7.251cm">
          <draw:text-box>
            <text:p text:style-name="P10"><text:span text:style-name="T4">Payment</text:span></text:p>
            <text:p text:style-name="P10"><text:span text:style-name="T4">Sync </text:span><text:span text:style-name="T4">Request</text:span></text:p>
          </draw:text-box>
        </draw:frame>
        <draw:frame draw:style-name="gr24" draw:text-style-name="P7" xml:id="id18" draw:id="id18" draw:layer="layout" svg:width="2.399cm" svg:height="1.115cm" svg:x="13.018cm" svg:y="5.78cm">
          <draw:text-box>
            <text:p text:style-name="P1"><text:span text:style-name="T4">Verification</text:span></text:p>
            <text:p text:style-name="P1"><text:span text:style-name="T4">Requests</text:span></text:p>
          </draw:text-box>
        </draw:frame>
        <draw:connector draw:style-name="gr25" draw:text-style-name="P22" draw:layer="layout" draw:type="line" svg:x1="14.217cm" svg:y1="6.895cm" svg:x2="15.42cm" svg:y2="9.509cm" draw:start-shape="id18" draw:start-glue-point="2" draw:end-shape="id11" draw:end-glue-point="4" svg:d="M14217 6895l1203 2614" svg:viewBox="0 0 1204 2615">
          <text:p text:style-name="P21"><text:span text:style-name="T5">mnv</text:span></text:p>
        </draw:connector>
        <draw:connector draw:style-name="gr26" draw:text-style-name="P16" draw:layer="layout" draw:type="line" svg:x1="7.414cm" svg:y1="8.366cm" svg:x2="11.367cm" svg:y2="9.509cm" draw:start-shape="id19" draw:start-glue-point="2" draw:end-shape="id7" draw:end-glue-point="4" svg:d="M7414 8366l3953 1143" svg:viewBox="0 0 3954 1144">
          <text:p text:style-name="P23"><text:span text:style-name="T5">mnget</text:span></text:p>
        </draw:connector>
        <draw:custom-shape draw:style-name="gr27" draw:text-style-name="P24" xml:id="id20" draw:id="id20" draw:layer="layout" svg:width="2.358cm" svg:height="1.27cm" svg:x="5.246cm" svg:y="11.16cm">
          <text:p text:style-name="P1"><text:span text:style-name="T1">Governance </text:span></text:p>
          <text:p text:style-name="P1"><text:span text:style-name="T1">Sync</text:span></text:p>
          <text:p text:style-name="P1"><text:span text:style-name="T1">Request</text:span></text:p>
          <draw:enhanced-geometry svg:viewBox="0 0 21600 21600" draw:type="rectangle" draw:enhanced-path="M 0 0 L 21600 0 21600 21600 0 21600 0 0 Z N"/>
        </draw:custom-shape>
        <draw:custom-shape draw:style-name="gr28" draw:text-style-name="P24" xml:id="id22" draw:id="id22" draw:layer="layout" svg:width="2.286cm" svg:height="1.016cm" svg:x="5.572cm" svg:y="12.938cm">
          <text:p text:style-name="P1"><text:span text:style-name="T1">Governance </text:span></text:p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29" draw:text-style-name="P24" xml:id="id23" draw:id="id23" draw:layer="layout" svg:width="2.54cm" svg:height="1.016cm" svg:x="6.207cm" svg:y="14.462cm">
          <text:p text:style-name="P1"><text:span text:style-name="T1">Governance</text:span></text:p>
          <text:p text:style-name="P1"><text:span text:style-name="T1">Object Vote</text:span></text:p>
          <draw:enhanced-geometry svg:viewBox="0 0 21600 21600" draw:type="rectangle" draw:enhanced-path="M 0 0 L 21600 0 21600 21600 0 21600 0 0 Z N"/>
        </draw:custom-shape>
        <draw:custom-shape draw:style-name="gr29" draw:text-style-name="P24" xml:id="id25" draw:id="id25" draw:layer="layout" svg:width="2.54cm" svg:height="1.016cm" svg:x="10.29cm" svg:y="15.478cm">
          <text:p text:style-name="P1"><text:span text:style-name="T1">Governance</text:span></text:p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onnector draw:style-name="gr22" draw:text-style-name="P16" draw:layer="layout" draw:type="line" svg:x1="7.604cm" svg:y1="11.795cm" svg:x2="12.002cm" svg:y2="13.065cm" draw:start-shape="id20" draw:end-shape="id21" svg:d="M7604 11795l4398 1270" svg:viewBox="0 0 4399 1271">
          <text:p text:style-name="P25"><text:span text:style-name="T5">g</text:span><text:span text:style-name="T5">o</text:span><text:span text:style-name="T5">v</text:span><text:span text:style-name="T5">s</text:span><text:span text:style-name="T5">y</text:span><text:span text:style-name="T5">n</text:span><text:span text:style-name="T5">c</text:span></text:p>
        </draw:connector>
        <draw:connector draw:style-name="gr30" draw:text-style-name="P16" draw:layer="layout" draw:type="line" svg:x1="7.858cm" svg:y1="13.446cm" svg:x2="12.002cm" svg:y2="13.065cm" draw:start-shape="id22" draw:start-glue-point="1" draw:end-shape="id21" svg:d="M7858 13446l4144-381" svg:viewBox="0 0 4145 382">
          <text:p text:style-name="P26"><text:span text:style-name="T5">govo</text:span><text:span text:style-name="T5">bj</text:span></text:p>
        </draw:connector>
        <draw:connector draw:style-name="gr30" draw:text-style-name="P16" draw:layer="layout" draw:type="line" svg:x1="8.747cm" svg:y1="14.97cm" svg:x2="12.002cm" svg:y2="13.065cm" draw:start-shape="id23" draw:end-shape="id21" draw:end-glue-point="3" svg:d="M8747 14970l3255-1905" svg:viewBox="0 0 3256 1906">
          <text:p text:style-name="P27"><text:span text:style-name="T5">govobjvote</text:span></text:p>
        </draw:connector>
        <draw:custom-shape draw:style-name="gr29" draw:text-style-name="P24" xml:id="id24" draw:id="id24" draw:layer="layout" svg:width="2.54cm" svg:height="1.016cm" svg:x="13.7cm" svg:y="15.478cm">
          <text:p text:style-name="P1"><text:span text:style-name="T1">Gover</text:span><text:span text:style-name="T1">nance</text:span></text:p>
          <text:p text:style-name="P1"><text:span text:style-name="T1">Vote</text:span></text:p>
          <draw:enhanced-geometry svg:viewBox="0 0 21600 21600" draw:type="rectangle" draw:enhanced-path="M 0 0 L 21600 0 21600 21600 0 21600 0 0 Z N"/>
        </draw:custom-shape>
        <draw:connector draw:style-name="gr19" draw:text-style-name="P16" draw:layer="layout" draw:type="line" svg:x1="13.399cm" svg:y1="13.7cm" svg:x2="14.97cm" svg:y2="15.478cm" draw:start-shape="id21" draw:start-glue-point="6" draw:end-shape="id24" draw:end-glue-point="0" svg:d="M13399 13700l1571 1778" svg:viewBox="0 0 1572 1779">
          <text:p text:style-name="P28"><text:span text:style-name="T5">g</text:span><text:span text:style-name="T5">o</text:span><text:span text:style-name="T5">v</text:span><text:span text:style-name="T5">o</text:span><text:span text:style-name="T5">b</text:span><text:span text:style-name="T5">j</text:span><text:span text:style-name="T5">v</text:span><text:span text:style-name="T5">o</text:span><text:span text:style-name="T5">t</text:span><text:span text:style-name="T5">e</text:span></text:p>
        </draw:connector>
        <draw:connector draw:style-name="gr31" draw:text-style-name="P16" draw:layer="layout" draw:type="line" svg:x1="13.399cm" svg:y1="13.7cm" svg:x2="11.56cm" svg:y2="15.478cm" draw:start-shape="id21" draw:start-glue-point="6" draw:end-shape="id25" draw:end-glue-point="0" svg:d="M13399 13700l-1839 1778" svg:viewBox="0 0 1840 1779">
          <text:p text:style-name="P29"><text:span text:style-name="T5">govobj</text:span></text:p>
        </draw:connector>
        <draw:g>
          <draw:g>
            <draw:frame draw:style-name="gr32" draw:text-style-name="P31" draw:layer="layout" svg:width="8.969cm" svg:height="0.683cm" svg:x="10.438cm" svg:y="16.956cm">
              <draw:text-box>
                <text:p text:style-name="P30"><text:span text:style-name="T1">Relayed </text:span><text:span text:style-name="T1">message (to all </text:span><text:span text:style-name="T1">peers) or sync </text:span><text:span text:style-name="T1">response</text:span></text:p>
              </draw:text-box>
            </draw:frame>
            <draw:line draw:style-name="gr33" draw:text-style-name="P32" draw:layer="layout" svg:x1="8.533cm" svg:y1="17.297cm" svg:x2="10.438cm" svg:y2="17.297cm">
              <text:p/>
            </draw:line>
          </draw:g>
          <draw:g>
            <draw:frame draw:style-name="gr32" draw:text-style-name="P31" draw:layer="layout" svg:width="7.157cm" svg:height="0.683cm" svg:x="10.438cm" svg:y="17.418cm">
              <draw:text-box>
                <text:p text:style-name="P30"><text:span text:style-name="T1">Communicatio</text:span><text:span text:style-name="T1">n with an </text:span><text:span text:style-name="T1">individual peer</text:span></text:p>
              </draw:text-box>
            </draw:frame>
            <draw:line draw:style-name="gr34" draw:text-style-name="P32" draw:layer="layout" svg:x1="8.533cm" svg:y1="17.759cm" svg:x2="10.438cm" svg:y2="17.759cm">
              <text:p/>
            </draw:line>
          </draw:g>
          <draw:g>
            <draw:frame draw:style-name="gr32" draw:text-style-name="P31" draw:layer="layout" svg:width="4.871cm" svg:height="0.683cm" svg:x="10.438cm" svg:y="17.88cm">
              <draw:text-box>
                <text:p text:style-name="P30"><text:span text:style-name="T1">Periodic send </text:span><text:span text:style-name="T1">to all peers</text:span></text:p>
              </draw:text-box>
            </draw:frame>
            <draw:line draw:style-name="gr35" draw:text-style-name="P32" draw:layer="layout" svg:x1="8.533cm" svg:y1="18.221cm" svg:x2="10.438cm" svg:y2="18.221cm">
              <text:p/>
            </draw:line>
          </draw:g>
        </draw:g>
      </draw:page>
      <draw:page draw:name="page3" draw:style-name="dp1" draw:master-page-name="Default">
        <draw:frame draw:style-name="gr6" draw:text-style-name="P4" draw:layer="layout" svg:width="11.035cm" svg:height="0.878cm" svg:x="8.454cm" svg:y="3.805cm">
          <draw:text-box>
            <text:p><text:span text:style-name="T2">Masterno</text:span><text:span text:style-name="T2">de </text:span><text:span text:style-name="T2">Synchroni</text:span><text:span text:style-name="T2">zation </text:span><text:span text:style-name="T2">(Continuo</text:span><text:span text:style-name="T2">us)</text:span></text:p>
          </draw:text-box>
        </draw:frame>
        <draw:custom-shape draw:style-name="gr36" draw:text-style-name="P33" draw:layer="layout" svg:width="7.855cm" svg:height="6.904cm" svg:x="9.463cm" svg:y="7.3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26" draw:id="id26" draw:layer="layout" svg:width="2.794cm" svg:height="1.27cm" svg:x="9.971cm" svg:y="9.509cm">
          <text:p text:style-name="P1"><text:span text:style-name="T3">Masternod</text:span><text:span text:style-name="T3">e</text:span></text:p>
          <text:p text:style-name="P1"><text:span text:style-name="T3">Pay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30" draw:id="id30" draw:layer="layout" svg:width="2.794cm" svg:height="1.27cm" svg:x="14.024cm" svg:y="9.509cm">
          <text:p text:style-name="P1"><text:span text:style-name="T3">Master</text:span><text:span text:style-name="T3">node</text:span></text:p>
          <text:p text:style-name="P1"><text:span text:style-name="T3">Li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40" draw:id="id40" draw:layer="layout" svg:width="2.794cm" svg:height="1.27cm" svg:x="12.003cm" svg:y="12.43cm">
          <text:p text:style-name="P1"><text:span text:style-name="T3">Governan</text:span><text:span text:style-name="T3">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7" draw:text-style-name="P7" xml:id="id27" draw:id="id27" draw:layer="layout" svg:width="3.004cm" svg:height="1.115cm" svg:x="4.049cm" svg:y="7.223cm">
          <draw:text-box>
            <text:p text:style-name="P1"><text:span text:style-name="T4">My Vote /</text:span></text:p>
            <text:p text:style-name="P1"><text:span text:style-name="T4">Relayed Votes</text:span></text:p>
          </draw:text-box>
        </draw:frame>
        <draw:connector draw:style-name="gr10" draw:text-style-name="P12" draw:layer="layout" draw:type="line" svg:x1="9.971cm" svg:y1="10.144cm" svg:x2="7.053cm" svg:y2="7.78cm" draw:start-shape="id26" draw:end-shape="id27" draw:end-glue-point="1" svg:d="M9971 10144l-2918-2364" svg:viewBox="0 0 2919 2365">
          <text:p text:style-name="P1"><text:span text:style-name="T5">mnw</text:span></text:p>
        </draw:connector>
        <draw:frame draw:style-name="gr11" draw:text-style-name="P11" xml:id="id28" draw:id="id28" draw:layer="layout" svg:width="2.106cm" svg:height="1.169cm" svg:x="10.479cm" svg:y="5.78cm">
          <draw:text-box>
            <text:p text:style-name="P10"><text:span text:style-name="T4">Payment</text:span></text:p>
            <text:p text:style-name="P10"><text:span text:style-name="T4">Votes</text:span></text:p>
          </draw:text-box>
        </draw:frame>
        <draw:connector draw:style-name="gr38" draw:text-style-name="P12" draw:layer="layout" draw:type="line" svg:x1="11.368cm" svg:y1="9.509cm" svg:x2="11.532cm" svg:y2="6.949cm" draw:start-shape="id26" draw:start-glue-point="4" draw:end-shape="id28" draw:end-glue-point="2" svg:d="M11368 9509l164-2560" svg:viewBox="0 0 165 2561">
          <text:p text:style-name="P1"><text:span text:style-name="T5">mnw</text:span></text:p>
        </draw:connector>
        <draw:frame draw:style-name="gr13" draw:text-style-name="P7" xml:id="id29" draw:id="id29" draw:layer="layout" svg:width="2.754cm" svg:height="1.547cm" svg:x="15.527cm" svg:y="5.803cm">
          <draw:text-box>
            <text:p text:style-name="P1"><text:span text:style-name="T4">Broadcasts</text:span></text:p>
            <text:p text:style-name="P1"><text:span text:style-name="T4">from</text:span></text:p>
            <text:p text:style-name="P1"><text:span text:style-name="T4">Starting </text:span><text:span text:style-name="T4">MNs</text:span></text:p>
          </draw:text-box>
        </draw:frame>
        <draw:frame draw:style-name="gr14" draw:text-style-name="P7" xml:id="id33" draw:id="id33" draw:layer="layout" svg:width="2.305cm" svg:height="1.547cm" svg:x="22.337cm" svg:y="9.382cm">
          <draw:text-box>
            <text:p text:style-name="P1"><text:span text:style-name="T4">Recurri</text:span><text:span text:style-name="T4">ng Ping</text:span></text:p>
            <text:p text:style-name="P1"><text:span text:style-name="T4">(15 min)</text:span></text:p>
          </draw:text-box>
        </draw:frame>
        <draw:connector draw:style-name="gr39" draw:text-style-name="P12" draw:layer="layout" draw:type="line" svg:x1="16.904cm" svg:y1="7.35cm" svg:x2="15.421cm" svg:y2="9.509cm" draw:start-shape="id29" draw:start-glue-point="2" draw:end-shape="id30" draw:end-glue-point="4" svg:d="M16904 7350l-1483 2159" svg:viewBox="0 0 1484 2160">
          <text:p text:style-name="P1"><text:span text:style-name="T5">mnb</text:span></text:p>
        </draw:connector>
        <draw:frame draw:style-name="gr16" draw:text-style-name="P7" xml:id="id32" draw:id="id32" draw:layer="layout" svg:width="2.64cm" svg:height="1.115cm" svg:x="19.67cm" svg:y="12.458cm">
          <draw:text-box>
            <text:p text:style-name="P1"><text:span text:style-name="T4">Relayed </text:span><text:span text:style-name="T4">MN</text:span></text:p>
            <text:p text:style-name="P1"><text:span text:style-name="T4">Broadcasts</text:span></text:p>
          </draw:text-box>
        </draw:frame>
        <draw:frame draw:style-name="gr17" draw:text-style-name="P7" xml:id="id34" draw:id="id34" draw:layer="layout" svg:width="2.64cm" svg:height="1.115cm" svg:x="20.078cm" svg:y="11.188cm">
          <draw:text-box>
            <text:p text:style-name="P1"><text:span text:style-name="T4">Relayed </text:span><text:span text:style-name="T4">MN</text:span></text:p>
            <text:p text:style-name="P1"><text:span text:style-name="T4">Pings</text:span></text:p>
          </draw:text-box>
        </draw:frame>
        <draw:frame draw:style-name="gr17" draw:text-style-name="P7" xml:id="id35" draw:id="id35" draw:layer="layout" svg:width="2.64cm" svg:height="1.115cm" svg:x="19.189cm" svg:y="13.7cm">
          <draw:text-box>
            <text:p text:style-name="P1"><text:span text:style-name="T4">Relayed </text:span><text:span text:style-name="T4">MN</text:span></text:p>
            <text:p text:style-name="P1"><text:span text:style-name="T4">Verification</text:span><text:span text:style-name="T4">s</text:span></text:p>
          </draw:text-box>
        </draw:frame>
        <draw:frame draw:style-name="gr16" draw:text-style-name="P7" xml:id="id31" draw:id="id31" draw:layer="layout" svg:width="2.145cm" svg:height="1.115cm" svg:x="16.89cm" svg:y="14.744cm">
          <draw:text-box>
            <text:p text:style-name="P1"><text:span text:style-name="T4">MN List</text:span></text:p>
            <text:p text:style-name="P1"><text:span text:style-name="T4">Requests</text:span></text:p>
          </draw:text-box>
        </draw:frame>
        <draw:connector draw:style-name="gr18" draw:text-style-name="P12" draw:layer="layout" draw:type="line" svg:x1="15.421cm" svg:y1="10.779cm" svg:x2="17.962cm" svg:y2="14.744cm" draw:start-shape="id30" draw:start-glue-point="6" draw:end-shape="id31" draw:end-glue-point="0" svg:d="M15421 10779l2541 3965" svg:viewBox="0 0 2542 3966">
          <text:p text:style-name="P1"><text:span text:style-name="T5">dseg</text:span></text:p>
        </draw:connector>
        <draw:connector draw:style-name="gr19" draw:text-style-name="P16" draw:layer="layout" draw:type="line" svg:x1="16.818cm" svg:y1="10.144cm" svg:x2="19.67cm" svg:y2="13.015cm" draw:start-shape="id30" draw:start-glue-point="7" draw:end-shape="id32" draw:end-glue-point="3" svg:d="M16818 10144l2852 2871" svg:viewBox="0 0 2853 2872">
          <text:p text:style-name="P1"><text:span text:style-name="T5">mnb</text:span></text:p>
        </draw:connector>
        <draw:connector draw:style-name="gr40" draw:text-style-name="P16" draw:layer="layout" draw:type="line" svg:x1="16.818cm" svg:y1="10.144cm" svg:x2="22.337cm" svg:y2="10.155cm" draw:start-shape="id30" draw:start-glue-point="7" draw:end-shape="id33" draw:end-glue-point="3" svg:d="M16818 10144l5519 11" svg:viewBox="0 0 5520 12">
          <text:p text:style-name="P1"><text:span text:style-name="T5">mnp</text:span></text:p>
        </draw:connector>
        <draw:connector draw:style-name="gr19" draw:text-style-name="P16" draw:layer="layout" draw:type="line" svg:x1="16.818cm" svg:y1="10.144cm" svg:x2="20.078cm" svg:y2="11.745cm" draw:start-shape="id30" draw:end-shape="id34" svg:d="M16818 10144l3260 1601" svg:viewBox="0 0 3261 1602">
          <text:p text:style-name="P1"><text:span text:style-name="T5">mnp</text:span></text:p>
        </draw:connector>
        <draw:connector draw:style-name="gr19" draw:text-style-name="P16" draw:layer="layout" draw:type="line" svg:x1="16.818cm" svg:y1="10.144cm" svg:x2="19.189cm" svg:y2="14.257cm" draw:start-shape="id30" draw:start-glue-point="7" draw:end-shape="id35" svg:d="M16818 10144l2371 4113" svg:viewBox="0 0 2372 4114">
          <text:p text:style-name="P1"><text:span text:style-name="T5">mnv</text:span></text:p>
        </draw:connector>
        <draw:frame draw:style-name="gr21" draw:text-style-name="P7" xml:id="id36" draw:id="id36" draw:layer="layout" svg:width="2.187cm" svg:height="0.683cm" svg:x="18.273cm" svg:y="6.413cm">
          <draw:text-box>
            <text:p text:style-name="P1"><text:span text:style-name="T4">MN </text:span><text:span text:style-name="T4">Pings</text:span></text:p>
          </draw:text-box>
        </draw:frame>
        <draw:connector draw:style-name="gr40" draw:text-style-name="P16" draw:layer="layout" draw:type="line" svg:x1="19.366cm" svg:y1="7.096cm" svg:x2="15.421cm" svg:y2="9.509cm" draw:start-shape="id36" draw:start-glue-point="2" draw:end-shape="id30" draw:end-glue-point="4" svg:d="M19366 7096l-3945 2413" svg:viewBox="0 0 3946 2414">
          <text:p text:style-name="P1"><text:span text:style-name="T5">mnp</text:span></text:p>
        </draw:connector>
        <draw:frame draw:style-name="gr41" draw:text-style-name="P11" xml:id="id37" draw:id="id37" draw:layer="layout" svg:width="3.055cm" svg:height="1.115cm" svg:x="2.883cm" svg:y="9.537cm">
          <draw:text-box>
            <text:p text:style-name="P10"><text:span text:style-name="T4">Initial </text:span><text:span text:style-name="T4">Payment</text:span></text:p>
            <text:p text:style-name="P10"><text:span text:style-name="T4">Sync</text:span></text:p>
          </draw:text-box>
        </draw:frame>
        <draw:connector draw:style-name="gr42" draw:text-style-name="P16" draw:layer="layout" draw:type="line" svg:x1="9.971cm" svg:y1="10.144cm" svg:x2="5.938cm" svg:y2="10.094cm" draw:start-shape="id26" draw:end-shape="id37" draw:end-glue-point="1" svg:d="M9971 10144l-4033-50" svg:viewBox="0 0 4034 51">
          <text:p text:style-name="P1"><text:span text:style-name="T5">mnge</text:span><text:span text:style-name="T5">t</text:span></text:p>
        </draw:connector>
        <draw:frame draw:style-name="gr23" draw:text-style-name="P11" xml:id="id39" draw:id="id39" draw:layer="layout" svg:width="2.923cm" svg:height="1.115cm" svg:x="6.944cm" svg:y="5.78cm">
          <draw:text-box>
            <text:p text:style-name="P10"><text:span text:style-name="T4">Pay</text:span><text:span text:style-name="T4">ment</text:span></text:p>
            <text:p text:style-name="P10"><text:span text:style-name="T4">Sync </text:span><text:span text:style-name="T4">Requ</text:span><text:span text:style-name="T4">est</text:span></text:p>
          </draw:text-box>
        </draw:frame>
        <draw:frame draw:style-name="gr24" draw:text-style-name="P7" xml:id="id38" draw:id="id38" draw:layer="layout" svg:width="2.399cm" svg:height="1.115cm" svg:x="13.019cm" svg:y="5.78cm">
          <draw:text-box>
            <text:p text:style-name="P1"><text:span text:style-name="T4">Verificati</text:span><text:span text:style-name="T4">on</text:span></text:p>
            <text:p text:style-name="P1"><text:span text:style-name="T4">Request</text:span><text:span text:style-name="T4">s</text:span></text:p>
          </draw:text-box>
        </draw:frame>
        <draw:connector draw:style-name="gr40" draw:text-style-name="P16" draw:layer="layout" draw:type="line" svg:x1="14.218cm" svg:y1="6.895cm" svg:x2="15.421cm" svg:y2="9.509cm" draw:start-shape="id38" draw:start-glue-point="2" draw:end-shape="id30" draw:end-glue-point="4" svg:d="M14218 6895l1203 2614" svg:viewBox="0 0 1204 2615">
          <text:p text:style-name="P1"><text:span text:style-name="T5">mnv</text:span></text:p>
        </draw:connector>
        <draw:connector draw:style-name="gr22" draw:text-style-name="P16" draw:layer="layout" draw:type="line" svg:x1="8.405cm" svg:y1="6.895cm" svg:x2="11.368cm" svg:y2="9.509cm" draw:start-shape="id39" draw:start-glue-point="2" draw:end-shape="id26" draw:end-glue-point="4" svg:d="M8405 6895l2963 2614" svg:viewBox="0 0 2964 2615">
          <text:p text:style-name="P1"><text:span text:style-name="T5">mnget</text:span></text:p>
        </draw:connector>
        <draw:custom-shape draw:style-name="gr43" draw:text-style-name="P24" xml:id="id41" draw:id="id41" draw:layer="layout" svg:width="2.921cm" svg:height="1.27cm" svg:x="14.082cm" svg:y="16.113cm">
          <text:p text:style-name="P1"><text:span text:style-name="T1">Initial </text:span><text:span text:style-name="T1">Sync</text:span></text:p>
          <text:p text:style-name="P1"><text:span text:style-name="T1">(all </text:span><text:span text:style-name="T1">object</text:span><text:span text:style-name="T1">s/vote</text:span><text:span text:style-name="T1">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6" draw:layer="layout" draw:type="line" svg:x1="14.797cm" svg:y1="13.065cm" svg:x2="15.542cm" svg:y2="16.113cm" draw:start-shape="id40" draw:end-shape="id41" draw:end-glue-point="0" svg:d="M14797 13065l745 3048" svg:viewBox="0 0 746 3049">
          <text:p text:style-name="P1"><text:span text:style-name="T5">govsync</text:span></text:p>
        </draw:connector>
        <draw:custom-shape draw:style-name="gr44" draw:text-style-name="P24" xml:id="id42" draw:id="id42" draw:layer="layout" svg:width="3.167cm" svg:height="1.27cm" svg:x="4.256cm" svg:y="11.16cm">
          <text:p text:style-name="P1"><text:span text:style-name="T1">Gover</text:span><text:span text:style-name="T1">nance </text:span><text:span text:style-name="T1">Sync</text:span></text:p>
          <text:p text:style-name="P1"><text:span text:style-name="T1">Reque</text:span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45" draw:text-style-name="P24" xml:id="id43" draw:id="id43" draw:layer="layout" svg:width="2.54cm" svg:height="1.27cm" svg:x="4.51cm" svg:y="13.065cm">
          <text:p text:style-name="P1"><text:span text:style-name="T1">Governanc</text:span><text:span text:style-name="T1">e </text:span></text:p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46" draw:text-style-name="P24" xml:id="id44" draw:id="id44" draw:layer="layout" svg:width="2.794cm" svg:height="1.27cm" svg:x="5.272cm" svg:y="14.589cm">
          <text:p text:style-name="P1"><text:span text:style-name="T1">Gov</text:span><text:span text:style-name="T1">erna</text:span><text:span text:style-name="T1">nce</text:span></text:p>
          <text:p text:style-name="P1"><text:span text:style-name="T1">Obje</text:span><text:span text:style-name="T1">ct </text:span><text:span text:style-name="T1">Vote</text:span></text:p>
          <draw:enhanced-geometry svg:viewBox="0 0 21600 21600" draw:type="rectangle" draw:enhanced-path="M 0 0 L 21600 0 21600 21600 0 21600 0 0 Z N"/>
        </draw:custom-shape>
        <draw:custom-shape draw:style-name="gr45" draw:text-style-name="P24" xml:id="id46" draw:id="id46" draw:layer="layout" svg:width="2.54cm" svg:height="1.27cm" svg:x="8.875cm" svg:y="15.478cm">
          <text:p text:style-name="P1"><text:span text:style-name="T1">Relayed</text:span></text:p>
          <text:p text:style-name="P1"><text:span text:style-name="T1">Objects</text:span></text:p>
          <draw:enhanced-geometry svg:viewBox="0 0 21600 21600" draw:type="rectangle" draw:enhanced-path="M 0 0 L 21600 0 21600 21600 0 21600 0 0 Z N"/>
        </draw:custom-shape>
        <draw:connector draw:style-name="gr22" draw:text-style-name="P16" draw:layer="layout" draw:type="line" svg:x1="7.423cm" svg:y1="11.795cm" svg:x2="12.003cm" svg:y2="13.065cm" draw:start-shape="id42" draw:end-shape="id40" svg:d="M7423 11795l4580 1270" svg:viewBox="0 0 4581 1271">
          <text:p text:style-name="P1"><text:span text:style-name="T5">govsync</text:span></text:p>
        </draw:connector>
        <draw:connector draw:style-name="gr22" draw:text-style-name="P16" draw:layer="layout" draw:type="line" svg:x1="7.05cm" svg:y1="13.7cm" svg:x2="12.003cm" svg:y2="13.065cm" draw:start-shape="id43" draw:start-glue-point="1" draw:end-shape="id40" svg:d="M7050 13700l4953-635" svg:viewBox="0 0 4954 636">
          <text:p text:style-name="P1"><text:span text:style-name="T5">govobj</text:span></text:p>
        </draw:connector>
        <draw:connector draw:style-name="gr22" draw:text-style-name="P16" draw:layer="layout" draw:type="line" svg:x1="8.066cm" svg:y1="15.224cm" svg:x2="12.003cm" svg:y2="13.065cm" draw:start-shape="id44" draw:end-shape="id40" draw:end-glue-point="3" svg:d="M8066 15224l3937-2159" svg:viewBox="0 0 3938 2160">
          <text:p text:style-name="P1"><text:span text:style-name="T5">govobjvote</text:span></text:p>
        </draw:connector>
        <draw:custom-shape draw:style-name="gr45" draw:text-style-name="P24" xml:id="id45" draw:id="id45" draw:layer="layout" svg:width="2.54cm" svg:height="1.27cm" svg:x="11.542cm" svg:y="16.113cm">
          <text:p text:style-name="P1"><text:span text:style-name="T1">Relayed</text:span></text:p>
          <text:p text:style-name="P1"><text:span text:style-name="T1">Votes</text:span></text:p>
          <draw:enhanced-geometry svg:viewBox="0 0 21600 21600" draw:type="rectangle" draw:enhanced-path="M 0 0 L 21600 0 21600 21600 0 21600 0 0 Z N"/>
        </draw:custom-shape>
        <draw:connector draw:style-name="gr19" draw:text-style-name="P16" draw:layer="layout" draw:type="line" svg:x1="13.4cm" svg:y1="13.7cm" svg:x2="12.812cm" svg:y2="16.113cm" draw:start-shape="id40" draw:start-glue-point="6" draw:end-shape="id45" draw:end-glue-point="0" svg:d="M13400 13700l-588 2413" svg:viewBox="0 0 589 2414">
          <text:p text:style-name="P1"><text:span text:style-name="T5">govobjvote</text:span></text:p>
        </draw:connector>
        <draw:connector draw:style-name="gr19" draw:text-style-name="P16" draw:layer="layout" draw:type="line" svg:x1="13.4cm" svg:y1="13.7cm" svg:x2="10.145cm" svg:y2="15.478cm" draw:start-shape="id40" draw:start-glue-point="6" draw:end-shape="id46" draw:end-glue-point="0" svg:d="M13400 13700l-3255 1778" svg:viewBox="0 0 3256 1779">
          <text:p text:style-name="P1"><text:span text:style-name="T5">govobj</text:span></text:p>
        </draw:connector>
        <draw:frame draw:style-name="gr16" draw:text-style-name="P7" xml:id="id48" draw:id="id48" draw:layer="layout" svg:width="2.145cm" svg:height="1.547cm" svg:x="22.21cm" svg:y="7.604cm">
          <draw:text-box>
            <text:p text:style-name="P1"><text:span text:style-name="T4">Initial MN</text:span></text:p>
            <text:p text:style-name="P1"><text:span text:style-name="T4">List Sync</text:span></text:p>
            <text:p text:style-name="P1"><text:span text:style-name="T4">(all MNs)</text:span></text:p>
          </draw:text-box>
        </draw:frame>
        <draw:frame draw:style-name="gr47" draw:text-style-name="P7" xml:id="id47" draw:id="id47" draw:layer="layout" svg:width="2.413cm" svg:height="1.115cm" svg:x="21.448cm" svg:y="6.461cm">
          <draw:text-box>
            <text:p text:style-name="P1"><text:span text:style-name="T4">Initial </text:span><text:span text:style-name="T4">Broadca</text:span><text:span text:style-name="T4">st</text:span></text:p>
          </draw:text-box>
        </draw:frame>
        <draw:connector draw:style-name="gr48" draw:text-style-name="P16" draw:layer="layout" draw:type="line" svg:x1="16.818cm" svg:y1="10.144cm" svg:x2="21.448cm" svg:y2="7.018cm" draw:start-shape="id30" draw:end-shape="id47" draw:end-glue-point="3" svg:d="M16818 10144l4630-3126" svg:viewBox="0 0 4631 3127">
          <text:p text:style-name="P1"><text:span text:style-name="T5">mnb</text:span></text:p>
        </draw:connector>
        <draw:connector draw:style-name="gr48" draw:text-style-name="P16" draw:layer="layout" draw:type="line" svg:x1="16.818cm" svg:y1="10.144cm" svg:x2="22.21cm" svg:y2="8.377cm" draw:start-shape="id30" draw:end-shape="id48" svg:d="M16818 10144l5392-1767" svg:viewBox="0 0 5393 1768">
          <text:p text:style-name="P1"><text:span text:style-name="T5">dseg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11:14:37.620340503</meta:creation-date>
    <meta:editing-duration>P0D</meta:editing-duration>
    <meta:editing-cycles>1</meta:editing-cycles>
    <meta:generator>LibreOffice/5.1.6.2$Linux_X86_64 LibreOffice_project/10m0$Build-2</meta:generator>
    <meta:document-statistic meta:object-count="106"/>
  </office:meta>
</office:document-meta>
</file>